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3.4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4" table:default-cell-style-name="ce3"/>
        <table:table-column table:style-name="co5" table:default-cell-style-name="Default"/>
        <table:table-column table:style-name="co1" table:number-columns-repeated="54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2" office:value-type="string" calcext:value-type="string">
            <text:p>MULTISTART</text:p>
          </table:table-cell>
          <table:table-cell table:style-name="ce1" office:value-type="string" calcext:value-type="string">
            <text:p>MULTISTART CALLS</text:p>
          </table:table-cell>
          <table:table-cell table:style-name="ce2" office:value-type="string" calcext:value-type="string">
            <text:p>MINFINDER</text:p>
          </table:table-cell>
          <table:table-cell table:style-name="ce1" office:value-type="string" calcext:value-type="string">
            <text:p>MINFINDER CALLS</text:p>
          </table:table-cell>
          <table:table-cell table:style-name="ce1"/>
          <table:table-cell table:style-name="ce2" office:value-type="string" calcext:value-type="string">
            <text:p>MINFINDER</text:p>
          </table:table-cell>
          <table:table-cell table:style-name="ce1" office:value-type="string" calcext:value-type="string">
            <text:p>MINFINDER CALLS</text:p>
          </table:table-cell>
          <table:table-cell table:style-name="ce1" table:number-columns-repeated="54"/>
        </table:table-row>
        <table:table-row table:style-name="ro1">
          <table:table-cell office:value-type="string" calcext:value-type="string">
            <text:p>B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833" calcext:value-type="float">
            <text:p>22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13" calcext:value-type="float">
            <text:p>341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533" calcext:value-type="float">
            <text:p>225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3" calcext:value-type="float">
            <text:p>283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805" calcext:value-type="float">
            <text:p>280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f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09" calcext:value-type="float">
            <text:p>18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9" calcext:value-type="float">
            <text:p>262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600" calcext:value-type="float">
            <text:p>26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an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35" calcext:value-type="float">
            <text:p>97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068" calcext:value-type="float">
            <text:p>206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aso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72" calcext:value-type="float">
            <text:p>53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158" calcext:value-type="float">
            <text:p>15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802" calcext:value-type="float">
            <text:p>13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342" calcext:value-type="float">
            <text:p>234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22" calcext:value-type="float">
            <text:p>120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0" calcext:value-type="float">
            <text:p>283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726" calcext:value-type="float">
            <text:p>272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17" calcext:value-type="float">
            <text:p>172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77" calcext:value-type="float">
            <text:p>3277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60" calcext:value-type="float">
            <text:p>326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94" calcext:value-type="float">
            <text:p>182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65" calcext:value-type="float">
            <text:p>326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340" calcext:value-type="float">
            <text:p>334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kls3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48" calcext:value-type="float">
            <text:p>97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182" calcext:value-type="float">
            <text:p>18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kls3100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5501" calcext:value-type="float">
            <text:p>5501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6322" calcext:value-type="float">
            <text:p>6322</text:p>
          </table:table-cell>
          <table:table-cell/>
          <table:table-cell office:value-type="percentage" office:value="0.0667" calcext:value-type="percentage">
            <text:p>6,67%</text:p>
          </table:table-cell>
          <table:table-cell office:value-type="float" office:value="1649" calcext:value-type="float">
            <text:p>164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03" calcext:value-type="float">
            <text:p>130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1786" calcext:value-type="float">
            <text:p>17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372" calcext:value-type="float">
            <text:p>5337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498" calcext:value-type="float">
            <text:p>7498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7629" calcext:value-type="float">
            <text:p>762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anse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94" calcext:value-type="float">
            <text:p>152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0" calcext:value-type="float">
            <text:p>151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1511" calcext:value-type="float">
            <text:p>151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hube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rtma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15" calcext:value-type="float">
            <text:p>14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63" calcext:value-type="float">
            <text:p>1146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13545" calcext:value-type="float">
            <text:p>1354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artman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59" calcext:value-type="float">
            <text:p>194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40" calcext:value-type="float">
            <text:p>374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892" calcext:value-type="float">
            <text:p>389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631" calcext:value-type="float">
            <text:p>1116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601" calcext:value-type="float">
            <text:p>4960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9488" calcext:value-type="float">
            <text:p>4948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8405" calcext:value-type="float">
            <text:p>2084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094" calcext:value-type="float">
            <text:p>91094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111124" calcext:value-type="float">
            <text:p>11112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otential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575" calcext:value-type="float">
            <text:p>28057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70254" calcext:value-type="float">
            <text:p>170254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176125" calcext:value-type="float">
            <text:p>1761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68" calcext:value-type="float">
            <text:p>169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553" calcext:value-type="float">
            <text:p>55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heke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24" calcext:value-type="float">
            <text:p>192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65" calcext:value-type="float">
            <text:p>3465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55" calcext:value-type="float">
            <text:p>345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hekel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985" calcext:value-type="float">
            <text:p>209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76" calcext:value-type="float">
            <text:p>297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94" calcext:value-type="float">
            <text:p>299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hekel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284" calcext:value-type="float">
            <text:p>202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66" calcext:value-type="float">
            <text:p>356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625" calcext:value-type="float">
            <text:p>36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est2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938" calcext:value-type="float">
            <text:p>15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90" calcext:value-type="float">
            <text:p>2890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2917" calcext:value-type="float">
            <text:p>291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est2n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85" calcext:value-type="float">
            <text:p>180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62" calcext:value-type="float">
            <text:p>326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261" calcext:value-type="float">
            <text:p>326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est2n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79" calcext:value-type="float">
            <text:p>198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51" calcext:value-type="float">
            <text:p>3451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3447" calcext:value-type="float">
            <text:p>344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est2n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32" calcext:value-type="float">
            <text:p>214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02" calcext:value-type="float">
            <text:p>400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4053" calcext:value-type="float">
            <text:p>405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4776" calcext:value-type="float">
            <text:p>11947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72" calcext:value-type="float">
            <text:p>19572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19461" calcext:value-type="float">
            <text:p>1946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iffpower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5096" calcext:value-type="float">
            <text:p>95509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2621" calcext:value-type="float">
            <text:p>12621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float" office:value="12628" calcext:value-type="float">
            <text:p>1262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inu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11" calcext:value-type="float">
            <text:p>1551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percentage" office:value="0.9333" calcext:value-type="percentage">
            <text:p>93,33%</text:p>
          </table:table-cell>
          <table:table-cell office:value-type="float" office:value="360" calcext:value-type="float">
            <text:p>36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inu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860" calcext:value-type="float">
            <text:p>21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557" calcext:value-type="float">
            <text:p>55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in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84" calcext:value-type="float">
            <text:p>2318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float" office:value="673" calcext:value-type="float">
            <text:p>67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inu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905" calcext:value-type="float">
            <text:p>399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float" office:value="1279" calcext:value-type="float">
            <text:p>1279</text:p>
          </table:table-cell>
          <table:table-cell table:number-columns-repeated="54"/>
        </table:table-row>
        <table:table-row table:style-name="ro1" table:number-rows-repeated="2">
          <table:table-cell table:number-columns-repeated="62"/>
        </table:table-row>
        <table:table-row table:style-name="ro1">
          <table:table-cell/>
          <table:table-cell table:formula="of:=AVERAGE([.B2:.B37])" office:value-type="percentage" office:value="0.971718181818182" calcext:value-type="percentage">
            <text:p>97,17%</text:p>
          </table:table-cell>
          <table:table-cell table:formula="of:=SUM([.C2:.C37])" office:value-type="float" office:value="3275547" calcext:value-type="float">
            <text:p>3275547</text:p>
          </table:table-cell>
          <table:table-cell table:formula="of:=AVERAGE([.D2:.D37])" office:value-type="percentage" office:value="0.976769696969697" calcext:value-type="percentage">
            <text:p>97,68%</text:p>
          </table:table-cell>
          <table:table-cell table:formula="of:=SUM([.E2:.E37])" office:value-type="float" office:value="425147" calcext:value-type="float">
            <text:p>425147</text:p>
          </table:table-cell>
          <table:table-cell/>
          <table:table-cell table:formula="of:=AVERAGE([.G2:.G37])" office:value-type="percentage" office:value="0.963639393939394" calcext:value-type="percentage">
            <text:p>96,36%</text:p>
          </table:table-cell>
          <table:table-cell table:formula="of:=SUM([.H2:.H37])" office:value-type="float" office:value="448906" calcext:value-type="float">
            <text:p>448906</text:p>
          </table:table-cell>
          <table:table-cell table:number-columns-repeated="54"/>
        </table:table-row>
        <table:table-row table:style-name="ro1">
          <table:table-cell table:number-columns-repeated="62"/>
        </table:table-row>
        <table:table-row table:style-name="ro2">
          <table:table-cell table:number-columns-repeated="4"/>
          <table:table-cell table:style-name="ce4" table:formula="of:=([.C38]-[.E38])/[.C38]" office:value-type="percentage" office:value="0.870205800741067" calcext:value-type="percentage">
            <text:p>87,02%</text:p>
          </table:table-cell>
          <table:table-cell table:number-columns-repeated="2"/>
          <table:table-cell table:style-name="ce4" table:formula="of:=([.E38]-[.H38])/[.E38]" office:value-type="percentage" office:value="-0.0558842000531581" calcext:value-type="percentage">
            <text:p>-5,59%</text:p>
          </table:table-cell>
          <table:table-cell table:number-columns-repeated="54"/>
        </table:table-row>
        <table:table-row table:style-name="ro1">
          <table:table-cell table:number-columns-repeated="4"/>
          <table:table-cell office:value-type="string" calcext:value-type="string">
            <text:p>repulsion sampling</text:p>
          </table:table-cell>
          <table:table-cell/>
          <table:table-cell office:value-type="string" calcext:value-type="string">
            <text:p>uniform sampling</text:p>
          </table:table-cell>
          <table:table-cell table:number-columns-repeated="55"/>
        </table:table-row>
        <table:table-row table:style-name="ro1" table:number-rows-repeated="1048534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8:33:56.11527407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5:39:06.948203464</meta:creation-date>
    <dc:date>2020-09-20T19:12:13.421763701</dc:date>
    <meta:editing-duration>PT1H25M30S</meta:editing-duration>
    <meta:editing-cycles>31</meta:editing-cycles>
    <meta:generator>LibreOffice/6.4.5.2$Linux_X86_64 LibreOffice_project/40$Build-2</meta:generator>
    <meta:document-statistic meta:table-count="1" meta:cell-count="249" meta:object-count="0"/>
  </office:meta>
</office:document-meta>
</file>